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DefinitionBuilder.creat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Builder.buildWidgetDefinition( Element widge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